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t Turístic"/>
            <form:item form:label="0172 - Protocol i Relacions Públiques"/>
            <form:item form:label="0173 - Màrqueting Turístic"/>
            <form:item form:label="0174 - Direcció d'Allotjament Turístic"/>
            <form:item form:label="0177 - Recursos Humans en l’Allotjament"/>
            <form:item form:label="0179 - Anglès Professional GS"/>
            <form:item form:label="1709 - Itinerari Personal per a l'Ocupabilitat I"/>
            <form:item form:label="0175 - Gestió del Departament de Pisos"/>
            <form:item form:label="0176 - Recepció i Reserves"/>
            <form:item form:label="0178 - Comercialització d'Esdeveniments"/>
            <form:item form:label="0180 - Segona Llengua Estrangera"/>
            <form:item form:label="0183 - Empresa i Iniciativa Emprenedora"/>
            <form:item form:label="CV0004 - Anglès Tècnic II"/>
            <form:item form:label="CV0003 - Anglès Tècnic I (a extingir)"/>
            <form:item form:label="0182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GESTIÓ D'ALLOTJAMENTS TURÍSTICS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6</meta:editing-cycles>
    <meta:editing-duration>P5DT2H3M15S</meta:editing-duration>
    <dc:date>2024-07-22T11:04:57.520627356</dc:date>
    <meta:document-statistic meta:table-count="0" meta:image-count="0" meta:object-count="0" meta:page-count="1" meta:paragraph-count="45" meta:word-count="327" meta:character-count="2716" meta:non-whitespace-character-count="207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